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 style:master-page-name="">
      <loext:graphic-properties draw:fill="none"/>
      <style:paragraph-properties fo:margin-left="0in" fo:margin-right="-0.8118in" fo:margin-top="0in" fo:margin-bottom="0in" loext:contextual-spacing="false" fo:orphans="2" fo:widows="2" fo:text-indent="0in" style:auto-text-indent="false" style:page-number="auto" fo:background-color="transparent">
        <style:tab-stops>
          <style:tab-stop style:position="1.4898in"/>
        </style:tab-stops>
      </style:paragraph-properties>
      <style:text-properties fo:font-variant="normal" fo:text-transform="none" fo:color="#000000" fo:letter-spacing="normal" officeooo:rsid="000a500d" officeooo:paragraph-rsid="000a500d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0f2cc2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officeooo:rsid="000d57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epheid log_Period F555W sigma</text:span><text:span text:style-name="T2">555</text:span><text:span text:style-name="T1"> epochs F814W sigma</text:span><text:span text:style-name="T2">814</text:span><text:span text:style-name="T1"> epochs F160W sigma</text:span><text:span text:style-name="T2">160</text:span><text:span text:style-name="T1"> epochs magWH</text:span></text:p>
      <text:p text:style-name="P1">AA-GEM 1.053 9.9130 0.029 1 8.542 0.025 1 7.348 0.017 1 6.871 <text:s text:c="5"/></text:p>
      <text:p text:style-name="P1">AD-PUP 1.133 10.015 0.028 1 8.675 0.023 1 7.488 0.020 1 7.023 <text:s text:c="3"/></text:p>
      <text:p text:style-name="P1">AQ-CAR 0.990 8.9836 0.020 2 7.854 0.009 2 6.766 0.007 3 6.382 <text:s text:c="4"/></text:p>
      <text:p text:style-name="P1">AQ-PUP 1.479 8.8671 0.018 2 7.120 0.014 2 5.487 0.013 4 4.864 <text:s text:c="4"/></text:p>
      <text:p text:style-name="P1">BK-AUR 0.903 9.5609 0.036 1 8.220 0.038 1 7.015 0.021 1 6.549 <text:s text:c="5"/></text:p>
      <text:p text:style-name="P1">BN-PUP 1.136 10.051 0.033 1 8.505 0.017 1 7.198 0.015 1 6.653 <text:s text:c="5"/></text:p>
      <text:p text:style-name="P1">CD-CYG 1.232 9.1207 0.011 3 7.468 0.012 3 5.900 0.012 5 5.314 <text:s text:c="2"/></text:p>
      <text:p text:style-name="P1">CP-CEP 1.252 10.757 0.015 1 8.638 0.052 1 6.871 0.022 1 6.105 <text:s/></text:p>
      <text:p text:style-name="P1">CR-CAR 0.989 11.750 0.019 1 9.973 0.018 1 8.384 0.014 1 7.750 <text:s text:c="2"/></text:p>
      <text:p text:style-name="P1">CY-AUR 1.141 12.052 0.012 1 9.953 0.020 1 8.106 0.025 1 7.348 <text:s text:c="2"/></text:p>
      <text:p text:style-name="P1">DD-CAS 0.992 10.036 0.007 3 8.523 0.011 3 7.108 0.012 4 6.576 <text:s text:c="2"/></text:p>
      <text:p text:style-name="P1">DL-CAS 0.903 9.1059 0.019 1 7.569 0.022 1 6.238 0.018 1 5.697 <text:s text:c="2"/></text:p>
      <text:p text:style-name="P1">DR-VEL 1.049 9.7083 0.034 1 7.770 0.020 1 6.183 0.021 1 5.487 <text:s text:c="2"/></text:p>
      <text:p text:style-name="P1">GQ-ORI 0.935 8.7199 0.020 1 7.632 0.024 1 6.523 0.032 1 6.155 <text:s text:c="2"/></text:p>
      <text:p text:style-name="P1">HW-CAR 0.964 9.2782 0.016 2 8.007 0.013 2 6.798 0.005 3 6.359 <text:s text:c="2"/></text:p>
      <text:p text:style-name="P1">KK-CEN 1.086 11.598 0.017 1 9.862 0.021 1 8.292 0.015 1 7.674 <text:s text:c="2"/></text:p>
      <text:p text:style-name="P1">KN-CEN 1.532 10.062 0.023 2 7.924 0.017 2 5.856 0.006 5 5.083 <text:s text:c="6"/></text:p>
      <text:p text:style-name="P1">RW-CAS 1.170 9.3719 0.021 1 7.863 0.016 1 6.483 0.022 1 5.952 <text:s text:c="2"/></text:p>
      <text:p text:style-name="P1">RY-CAS 1.084 10.075 0.019 1 8.333 0.040 1 6.715 0.010 1 6.094 <text:s text:c="2"/></text:p>
      <text:p text:style-name="P1">RY-SCO 1.308 8.2067 0.012 3 6.206 0.010 3 4.408 0.010 3 3.688 <text:s text:c="7"/></text:p>
      <text:p text:style-name="P1">S-NOR 0.989 6.5779 0.011 1 5.410 0.012 1 4.391 0.012 1 3.992 <text:s text:c="2"/></text:p>
      <text:p text:style-name="P1">S-VUL 1.839 9.1668 0.008 3 6.862 0.012 3 4.885 0.010 4 4.047 <text:s text:c="2"/></text:p>
      <text:p text:style-name="P1">SS-CMA 1.092 10.121 0.012 4 8.444 0.008 4 6.894 0.011 3 6.299 <text:s text:c="7"/></text:p>
      <text:p text:style-name="P1">SV-VEL 1.149 8.7316 0.026 1 7.302 0.009 1 6.024 0.010 1 5.524 <text:s text:c="2"/></text:p>
      <text:p text:style-name="P1">SV-VUL 1.653 7.2675 0.047 1 5.648 0.033 1 4.214 0.027 1 3.641 <text:s text:c="2"/></text:p>
      <text:p text:style-name="P1">SY-NOR 1.102 9.8284 0.023 1 7.925 0.038 1 6.214 0.013 1 5.531 <text:s text:c="2"/></text:p>
      <text:p text:style-name="P1">SZ-CYG 1.179 9.6209 0.013 2 7.756 0.017 2 6.004 0.008 3 5.336 <text:s text:c="2"/></text:p>
      <text:p text:style-name="P1">T-MON^d 1.432 6.0680 0.023 1 4.828 0.016 1 3.725 0.021 1 3.298 <text:s text:c="2"/></text:p>
      <text:p text:style-name="P1">U-CAR 1.589 6.3852 0.038 1 4.967 0.023 1 3.768 0.019 1 3.272 <text:s text:c="2"/></text:p>
      <text:p text:style-name="P1">UU-MUS 1.066 9.9212 0.024 1 8.457 0.025 1 7.108 0.010 1 6.595 <text:s text:c="11"/></text:p>
      <text:p text:style-name="P1">VW-CEN 1.177 10.379 0.031 1 8.718 0.023 1 7.158 0.010 1 6.569 <text:s text:c="2"/></text:p>
      <text:p text:style-name="P1">VX-PER 1.037 9.4589 0.008 4 7.906 0.006 3 6.470 0.009 5 5.922 <text:s text:c="2"/></text:p>
      <text:p text:style-name="P1">VY-CAR 1.276 7.6162 0.014 5 6.253 0.007 4 4.991 0.004 6 4.517 <text:s text:c="2"/></text:p>
      <text:p text:style-name="P1">VZ-PUP 1.365 9.7715 0.033 1 8.262 0.022 1 6.931 0.017 1 6.400 <text:s text:c="2"/></text:p>
      <text:p text:style-name="P1">WX-PUP 0.951 9.1909 0.030 1 7.944 0.012 1 6.807 0.010 1 6.378 <text:s text:c="2"/></text:p>
      <text:p text:style-name="P1">WZ-SGR 1.339 8.2021 0.012 6 6.481 0.013 6 4.858 0.009 4 4.245 <text:s text:c="2"/></text:p>
      <text:p text:style-name="P1">X-CYG <text:s/>1.214 6.5295 0.020 1 5.230 0.049 1 4.080 0.033 1 3.630 <text:s text:c="2"/></text:p>
      <text:p text:style-name="P1">X-PUP <text:s/>1.414 8.6949 0.019 3 7.128 0.010 3 5.628 0.008 4 5.075 <text:s text:c="2"/></text:p>
      <text:p text:style-name="P1">XX-CAR 1.196 9.4627 0.027 1 8.067 0.015 1 6.833 0.022 1 6.346 <text:s text:c="2"/></text:p>
      <text:p text:style-name="P1">XY-CAR 1.095 9.4660 0.011 4 7.927 0.009 3 6.455 0.006 6 5.913 <text:s text:c="2"/></text:p>
      <text:p text:style-name="P1">XZ-CAR 1.221 8.7725 0.017 3 7.217 0.006 3 5.770 0.007 4 5.221 <text:s text:c="2"/></text:p>
      <text:p text:style-name="P1">YZ-CAR 1.259 8.8644 0.016 3 7.401 0.007 3 5.991 0.013 5 5.478 <text:s text:c="2"/></text:p>
      <text:p text:style-name="P1">YZ-SGR 0.980 7.4662 0.021 1 6.176 0.014 1 5.103 0.020 1 4.657 <text:s text:c="2"/></text:p>
      <text:p text:style-name="P1">Z-LAC 1.037 8.5686 0.022 1 7.157 0.015 1 5.917 0.018 1 5.424 <text:s text:c="2"/></text:p>
      <text:p text:style-name="P2"><text:span text:style-name="T3">Z-SCT 1.111 9.7535 0.019 2 8.079 0.021 2 6.513 0.008 3 5.918 <text:s text:c="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4T14:08:04.082964262</meta:creation-date>
    <dc:date>2022-10-24T14:53:49.842793860</dc:date>
    <meta:editing-duration>PT24M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46" meta:word-count="552" meta:character-count="3002" meta:non-whitespace-character-count="2323"/>
  </office:meta>
</office:document-meta>
</file>